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18fb17" officeooo:paragraph-rsid="0018fb17" style:font-size-asian="10.5pt" style:font-size-complex="12pt"/>
    </style:style>
    <style:style style:name="P2" style:family="paragraph" style:parent-style-name="Preformatted_20_Text">
      <style:text-properties style:font-name="Times New Roman" fo:font-size="12pt" fo:font-weight="normal" officeooo:rsid="0019184a" officeooo:paragraph-rsid="0019184a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font-name="Times New Roman" fo:font-size="12pt" fo:font-weight="normal" officeooo:rsid="0019184a" officeooo:paragraph-rsid="001acb0e" style:font-size-asian="10.5pt" style:font-weight-asian="normal" style:font-size-complex="12pt" style:font-weight-complex="normal"/>
    </style:style>
    <style:style style:name="P4" style:family="paragraph" style:parent-style-name="Preformatted_20_Text">
      <style:text-properties style:font-name="Times New Roman" fo:font-size="12pt" fo:font-weight="normal" officeooo:rsid="0018fb17" officeooo:paragraph-rsid="0019184a" style:font-name-asian="NSimSun" style:font-size-asian="10.5pt" style:font-weight-asian="normal" style:font-name-complex="Liberation Mono" style:font-size-complex="12pt" style:font-weight-complex="normal"/>
    </style:style>
    <style:style style:name="P5" style:family="paragraph" style:parent-style-name="Preformatted_20_Text">
      <style:text-properties style:font-name="Times New Roman" fo:font-size="12pt" fo:font-weight="normal" officeooo:rsid="0019184a" officeooo:paragraph-rsid="0019184a" style:font-name-asian="NSimSun" style:font-size-asian="10.5pt" style:font-weight-asian="normal" style:font-name-complex="Liberation Mono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1c6b37" officeooo:paragraph-rsid="001c6b37" style:font-name-asian="NSimSun" style:font-size-asian="10.5pt" style:font-weight-asian="normal" style:font-name-complex="Liberation Mono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4pt" fo:font-weight="bold" officeooo:rsid="0018fb17" officeooo:paragraph-rsid="0018fb17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font-name="Times New Roman" fo:font-size="12pt" fo:font-weight="normal" officeooo:rsid="0019184a" officeooo:paragraph-rsid="0019184a" style:font-name-asian="NSimSun" style:font-size-asian="10.5pt" style:font-weight-asian="normal" style:font-name-complex="Liberation Mono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font-weight="normal" officeooo:rsid="0018fb17" officeooo:paragraph-rsid="00242f3c" style:font-name-asian="NSimSun" style:font-size-asian="10.5pt" style:font-weight-asian="normal" style:font-name-complex="Liberation Mono" style:font-size-complex="12pt" style:font-weight-complex="normal"/>
    </style:style>
    <style:style style:name="P10" style:family="paragraph" style:parent-style-name="Preformatted_20_Text">
      <style:text-properties style:font-name="Times New Roman" fo:font-size="12pt" fo:font-weight="normal" officeooo:rsid="0018fb17" officeooo:paragraph-rsid="0026906b" style:font-name-asian="NSimSun" style:font-size-asian="10.5pt" style:font-weight-asian="normal" style:font-name-complex="Liberation Mono" style:font-size-complex="12pt" style:font-weight-complex="normal"/>
    </style:style>
    <style:style style:name="P11" style:family="paragraph" style:parent-style-name="Preformatted_20_Text">
      <style:text-properties style:font-name="Times New Roman" fo:font-size="12pt" fo:font-weight="normal" officeooo:rsid="002c501b" officeooo:paragraph-rsid="002c501b" style:font-name-asian="NSimSun" style:font-size-asian="10.5pt" style:font-weight-asian="normal" style:font-name-complex="Liberation Mono" style:font-size-complex="12pt" style:font-weight-complex="normal"/>
    </style:style>
    <style:style style:name="P12" style:family="paragraph" style:parent-style-name="Preformatted_20_Text">
      <style:text-properties style:font-name="Times New Roman" fo:font-size="12pt" fo:font-weight="normal" officeooo:rsid="0019184a" officeooo:paragraph-rsid="0019184a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font-weight="normal" officeooo:rsid="001acb0e" officeooo:paragraph-rsid="001acb0e" style:font-size-asian="10.5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18fb17" officeooo:paragraph-rsid="001acb0e" style:font-size-asian="10.5pt" style:font-weight-asian="normal" style:font-size-complex="12pt" style:font-weight-complex="normal"/>
    </style:style>
    <style:style style:name="T1" style:family="text">
      <style:text-properties officeooo:rsid="0019184a"/>
    </style:style>
    <style:style style:name="T2" style:family="text">
      <style:text-properties style:text-position="sub 58%"/>
    </style:style>
    <style:style style:name="T3" style:family="text">
      <style:text-properties officeooo:rsid="001acb0e"/>
    </style:style>
    <style:style style:name="T4" style:family="text">
      <style:text-properties officeooo:rsid="001d5bfd"/>
    </style:style>
    <style:style style:name="T5" style:family="text">
      <style:text-properties officeooo:rsid="001dfae9"/>
    </style:style>
    <style:style style:name="T6" style:family="text">
      <style:text-properties officeooo:rsid="00242f3c"/>
    </style:style>
    <style:style style:name="T7" style:family="text">
      <style:text-properties officeooo:rsid="0024e65e"/>
    </style:style>
    <style:style style:name="T8" style:family="text">
      <style:text-properties officeooo:rsid="002682a9"/>
    </style:style>
    <style:style style:name="T9" style:family="text">
      <style:text-properties officeooo:rsid="0026906b"/>
    </style:style>
    <style:style style:name="T10" style:family="text">
      <style:text-properties officeooo:rsid="0027fa4e"/>
    </style:style>
    <style:style style:name="T11" style:family="text">
      <style:text-properties officeooo:rsid="00284ff7"/>
    </style:style>
    <style:style style:name="T12" style:family="text">
      <style:text-properties officeooo:rsid="00296d87"/>
    </style:style>
    <style:style style:name="T13" style:family="text">
      <style:text-properties officeooo:rsid="002c5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isualization of Environmental Monitoring in Copenhagen</text:p>
      <text:p text:style-name="P1"/>
      <text:p text:style-name="P2">Our objective is to explore the connections <text:span text:style-name="T3">between the different factors that influence the amount of air pollutants. In particular, these factors may be:</text:span></text:p>
      <text:p text:style-name="P3">- <text:span text:style-name="T3">The presence of other air pollutants</text:span></text:p>
      <text:p text:style-name="P2">- <text:span text:style-name="T3">The metereological variables: wind, sun, humidity, temperature</text:span></text:p>
      <text:p text:style-name="P2">- <text:span text:style-name="T8">The daily car traffic</text:span></text:p>
      <text:p text:style-name="P2">- <text:span text:style-name="T3">The time of the day, and the kind of day (see: working day vs. holiday; the opening times of shops and working places)</text:span></text:p>
      <text:p text:style-name="P2"/>
      <text:p text:style-name="P13">The user will be able to choose the variables to display in dot-and-line graphs. <text:line-break/><text:span text:style-name="T12">To try to discover correlations, o</text:span>ther types of visualizations will <text:span text:style-name="T11">be added</text:span>: parallel coordinates, pie chart<text:span text:style-name="T7">s</text:span>, <text:span text:style-name="T7">and references to the different stations on a map of Copenhagen</text:span>. <text:span text:style-name="T10">Depending on the visualization, the user may be able to define the time interval it is based on.</text:span></text:p>
      <text:p text:style-name="P14"/>
      <text:p text:style-name="P10"><text:span text:style-name="T9">One </text:span>dataset will consist of the air pollution data, registered by the stations in Copenhagen, <text:span text:style-name="T9">collected by the</text:span> Department of Environmental Science of Aarhus University.</text:p>
      <text:p text:style-name="P4"><text:span text:style-name="T1">(example: </text:span><text:a xlink:type="simple" xlink:href="http://envs2.au.dk/Luftdata/Presentation/table/Copenhagen/HCØ" text:style-name="Internet_20_link" text:visited-style-name="Visited_20_Internet_20_Link"><text:span text:style-name="T1">http://envs2.au.dk/Luftdata/Presentation/table/Copenhagen/HC%C3%98</text:span></text:a><text:span text:style-name="T1"> )</text:span></text:p>
      <text:p text:style-name="P5"><text:span text:style-name="T13">[ </text:span>It contains the measurements of the levels of various pollutants (CO, NO<text:span text:style-name="T2">2</text:span>, etc.), every half-hour for the past month. <text:span text:style-name="T13">]</text:span></text:p>
      <text:p text:style-name="P5"/>
      <text:p text:style-name="P5">The weather dataset can be found at: <text:a xlink:type="simple" xlink:href="http://envs2.au.dk/Luftdata/Presentation/Meteorology/Copenhagen" text:style-name="Internet_20_link" text:visited-style-name="Visited_20_Internet_20_Link">http://envs2.au.dk/Luftdata/Presentation/Meteorology/Copenhagen</text:a> .</text:p>
      <text:p text:style-name="P11">The measurements are taken <text:span text:style-name="T1">every half-hour, for the last month</text:span></text:p>
      <text:p text:style-name="P5"><text:span text:style-name="T13">[ </text:span>Similarly, it contains the values of different environmental variables (Relative humidity, temperature, solar radiation, wind speed) measured every half-hour for the last month <text:span text:style-name="T13">]</text:span></text:p>
      <text:p text:style-name="P5"/>
      <text:p text:style-name="P9"><text:span text:style-name="T6">Moreover, we plan to add data on traffic and air pollution that can be found at the Copenhagen Open Data Project (</text:span><text:a xlink:type="simple" xlink:href="http://data.kk.dk/" text:style-name="Internet_20_link" text:visited-style-name="Visited_20_Internet_20_Link"><text:span text:style-name="T6">http://data.kk.dk/</text:span></text:a><text:span text:style-name="T6"> ).</text:span></text:p>
      <text:p text:style-name="P5"/>
      <text:p text:style-name="P6"><text:span text:style-name="T13">[ </text:span>(<text:span text:style-name="T6">unrelated observation: </text:span>The information stored in the datasets covers the past month. Theoretically, if one worked with a wider time range, it would be possible to apply a Machine Learning method, in order to <text:span text:style-name="T5">predict</text:span> the air polluti<text:span text:style-name="T4">on</text:span> for the coming day based on variables such as the pollutants’ levels in the previous hours and the weather forecast. ) <text:span text:style-name="T13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22:32:57.437000000</dc:date>
    <meta:editing-duration>PT52M5S</meta:editing-duration>
    <meta:editing-cycles>2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5" meta:word-count="310" meta:character-count="2013" meta:non-whitespace-character-count="1717"/>
  </office:meta>
</office:document-meta>
</file>